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17cm" fo:min-width="0.172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6" style:family="paragraph">
      <style:paragraph-properties fo:text-align="center"/>
      <style:text-properties fo:color="#ff3333" fo:font-size="12pt" style:text-underline-style="none" fo:font-weight="bold" style:font-size-asian="10pt" style:font-size-complex="10pt"/>
    </style:style>
    <style:style style:name="P17" style:family="paragraph">
      <loext:graphic-properties draw:fill-color="#66cc00"/>
      <style:paragraph-properties fo:text-align="center"/>
      <style:text-properties fo:color="#ff3333" fo:font-size="12pt" fo:font-weight="bold"/>
    </style:style>
    <style:style style:name="P18" style:family="paragraph">
      <loext:graphic-properties draw:fill-color="#ff9900"/>
      <style:paragraph-properties fo:text-align="center"/>
      <style:text-properties fo:color="#ff3333" fo:font-size="12pt" fo:font-weight="bold"/>
    </style:style>
    <style:style style:name="P19" style:family="paragraph">
      <loext:graphic-properties draw:fill-color="#ffff66"/>
      <style:paragraph-properties fo:text-align="center"/>
      <style:text-properties fo:color="#ff3333" fo:font-size="12pt" fo:font-weight="bold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P21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3300"/>
      <style:paragraph-properties fo:text-align="center"/>
      <style:text-properties fo:font-size="12pt"/>
    </style:style>
    <style:style style:name="P26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text-align="center"/>
      <style:text-properties fo:color="#ff3333" fo:font-size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ff3333" fo:font-size="12pt" style:text-underline-style="none" fo:font-weight="bold" style:font-size-asian="10pt" style:font-size-complex="10pt"/>
    </style:style>
    <style:style style:name="T9" style:family="text">
      <style:text-properties fo:color="#000000" fo:font-size="12pt" fo:font-weight="bold"/>
    </style:style>
    <style:style style:name="T10" style:family="text">
      <style:text-properties fo:color="#ff3333" fo:font-size="12pt" fo:font-weight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3333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1.63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2.851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4.0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5.28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6.50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7.728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8.94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0.1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219cm" svg:height="0.508cm" svg:x="21.366cm" svg:y="15.63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1.3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61cm" svg:height="0.508cm" svg:x="21.366cm" svg:y="16.65cm">
          <text:p text:style-name="P1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61cm" svg:height="0.508cm" svg:x="21.976cm" svg:y="16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0.412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0.412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0.412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1.022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219cm" svg:height="0.508cm" svg:x="11.632cm" svg:y="17.208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219cm" svg:height="0.508cm" svg:x="11.632cm" svg:y="17.716cm">
          <text:p text:style-name="P1"><text:span text:style-name="T8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61cm" svg:height="0.508cm" svg:x="11.632cm" svg:y="18.224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61cm" svg:height="0.508cm" svg:x="12.242cm" svg:y="18.224cm">
          <text:p text:style-name="P1"><text:span text:style-name="T10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2.851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4.0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5.28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6.50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7.728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8.94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0.1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1.3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22.579cm" svg:y1="17.183cm" svg:x2="0.381cm" svg:y2="17.183cm">
          <text:p/>
        </draw:line>
        <draw:line draw:style-name="gr11" draw:text-style-name="P20" draw:layer="layout" svg:x1="22.579cm" svg:y1="15.659cm" svg:x2="0.379cm" svg:y2="15.634cm">
          <text:p/>
        </draw:line>
        <draw:custom-shape draw:style-name="gr12" draw:text-style-name="P21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1" draw:id="id1" draw:layer="layout" svg:width="1.04cm" svg:height="1.04cm" svg:x="26.089cm" svg:y="1.214cm">
          <text:p text:style-name="P22"><text:span text:style-name="T11">16/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2" draw:id="id2" draw:layer="layout" svg:width="1.04cm" svg:height="1.04cm" svg:x="22.58cm" svg:y="4.814cm">
          <text:p text:style-name="P22"><text:span text:style-name="T11">16/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6.609cm" svg:y1="2.254cm" svg:x2="23.1cm" svg:y2="4.814cm" draw:start-shape="id1" draw:start-glue-point="8" draw:end-shape="id2" draw:end-glue-point="4" svg:d="M26609 2254l-3509 2560" svg:viewBox="0 0 3510 2561">
          <text:p text:style-name="P1"><text:span text:style-name="T12">0,0</text:span></text:p>
        </draw:connector>
        <draw:custom-shape draw:style-name="gr16" draw:text-style-name="P24" xml:id="id3" draw:id="id3" draw:layer="layout" svg:width="1.04cm" svg:height="1.04cm" svg:x="19.493cm" svg:y="8.324cm">
          <text:p text:style-name="P22"><text:span text:style-name="T13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3.1cm" svg:y1="5.854cm" svg:x2="20.013cm" svg:y2="8.324cm" draw:start-shape="id2" draw:start-glue-point="8" draw:end-shape="id3" draw:end-glue-point="4" svg:d="M23100 5854l-3087 2470" svg:viewBox="0 0 3088 2471">
          <text:p text:style-name="P1"><text:span text:style-name="T12">0,0</text:span></text:p>
        </draw:connector>
        <draw:custom-shape draw:style-name="gr17" draw:text-style-name="P25" draw:layer="layout" svg:width="0.948cm" svg:height="0.943cm" svg:x="19.546cm" svg:y="9.4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4" xml:id="id4" draw:id="id4" draw:layer="layout" svg:width="1.04cm" svg:height="1.04cm" svg:x="20.773cm" svg:y="8.324cm">
          <text:p text:style-name="P22"><text:span text:style-name="T13">8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3.1cm" svg:y1="5.854cm" svg:x2="21.293cm" svg:y2="8.324cm" draw:start-shape="id2" draw:start-glue-point="8" draw:end-shape="id4" draw:end-glue-point="4" svg:d="M23100 5854l-1807 2470" svg:viewBox="0 0 1808 2471">
          <text:p text:style-name="P1"><text:span text:style-name="T12">8,1</text:span></text:p>
        </draw:connector>
        <draw:custom-shape draw:style-name="gr19" draw:text-style-name="P24" xml:id="id5" draw:id="id5" draw:layer="layout" svg:width="1.029cm" svg:height="1.029cm" svg:x="18.218cm" svg:y="12.014cm">
          <text:p text:style-name="P22"><text:span text:style-name="T13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9.364cm" svg:x2="18.733cm" svg:y2="12.014cm" draw:start-shape="id4" draw:start-glue-point="8" draw:end-shape="id5" draw:end-glue-point="4" svg:d="M21293 9364l-2560 2650" svg:viewBox="0 0 2561 2651">
          <text:p text:style-name="P1"><text:span text:style-name="T12">0,0</text:span></text:p>
        </draw:connector>
        <draw:custom-shape draw:style-name="gr20" draw:text-style-name="P26" xml:id="id6" draw:id="id6" draw:layer="layout" svg:width="1.04cm" svg:height="1.04cm" svg:x="18.218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18.733cm" svg:y1="13.043cm" svg:x2="18.738cm" svg:y2="14.254cm" draw:start-shape="id5" draw:start-glue-point="8" draw:end-shape="id6" draw:end-glue-point="4" svg:d="M18733 13043l5 1211" svg:viewBox="0 0 6 1212">
          <text:p text:style-name="P1"><text:span text:style-name="T12">8,9</text:span></text:p>
          <text:p text:style-name="P1"><text:span text:style-name="T12"/></text:p>
        </draw:connector>
        <draw:custom-shape draw:style-name="gr21" draw:text-style-name="P24" xml:id="id7" draw:id="id7" draw:layer="layout" svg:width="1.029cm" svg:height="1.029cm" svg:x="19.493cm" svg:y="12.014cm">
          <text:p text:style-name="P22"><text:span text:style-name="T13">7/</text:span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8" draw:id="id8" draw:layer="layout" svg:width="1.04cm" svg:height="1.04cm" svg:x="19.493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0.008cm" svg:y1="13.043cm" svg:x2="20.013cm" svg:y2="14.254cm" draw:start-shape="id7" draw:start-glue-point="8" draw:end-shape="id8" draw:end-glue-point="4" svg:d="M20008 13043l5 1211" svg:viewBox="0 0 6 1212">
          <text:p text:style-name="P1"><text:span text:style-name="T12">7,7</text:span></text:p>
          <text:p text:style-name="P1"><text:span text:style-name="T12"/></text:p>
        </draw:connector>
        <draw:connector draw:style-name="gr15" draw:text-style-name="P20" draw:layer="layout" draw:type="line" svg:x1="21.293cm" svg:y1="9.364cm" svg:x2="20.008cm" svg:y2="12.014cm" draw:start-shape="id4" draw:start-glue-point="8" draw:end-shape="id7" draw:end-glue-point="4" svg:d="M21293 9364l-1285 2650" svg:viewBox="0 0 1286 2651">
          <text:p text:style-name="P1"><text:span text:style-name="T12">1,1</text:span></text:p>
        </draw:connector>
        <draw:custom-shape draw:style-name="gr23" draw:text-style-name="P23" xml:id="id9" draw:id="id9" draw:layer="layout" svg:width="1.04cm" svg:height="1.04cm" svg:x="20.773cm" svg:y="12.014cm">
          <text:p text:style-name="P22"><text:span text:style-name="T11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6" xml:id="id10" draw:id="id10" draw:layer="layout" svg:width="1.04cm" svg:height="1.04cm" svg:x="20.773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13.054cm" svg:x2="21.293cm" svg:y2="14.254cm" draw:start-shape="id9" draw:start-glue-point="8" draw:end-shape="id10" draw:end-glue-point="4" svg:d="M21293 13054v1200" svg:viewBox="0 0 1 1201">
          <text:p text:style-name="P1"><text:span text:style-name="T12">1,6</text:span></text:p>
          <text:p text:style-name="P1"><text:span text:style-name="T12"/></text:p>
        </draw:connector>
        <draw:connector draw:style-name="gr15" draw:text-style-name="P20" draw:layer="layout" draw:type="line" svg:x1="21.293cm" svg:y1="9.364cm" svg:x2="21.293cm" svg:y2="12.014cm" draw:start-shape="id4" draw:start-glue-point="8" draw:end-shape="id9" draw:end-glue-point="4" svg:d="M21293 9364v2650" svg:viewBox="0 0 1 2651">
          <text:p text:style-name="P1"><text:span text:style-name="T12">7,1</text:span></text:p>
        </draw:connector>
        <draw:custom-shape draw:style-name="gr25" draw:text-style-name="P24" xml:id="id11" draw:id="id11" draw:layer="layout" svg:width="1.029cm" svg:height="1.029cm" svg:x="22.048cm" svg:y="12.014cm">
          <text:p text:style-name="P22"><text:span text:style-name="T13">5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2" draw:id="id12" draw:layer="layout" svg:width="1.04cm" svg:height="1.04cm" svg:x="22.048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9.364cm" svg:x2="22.563cm" svg:y2="12.014cm" draw:start-shape="id4" draw:start-glue-point="8" draw:end-shape="id11" draw:end-glue-point="4" svg:d="M21293 9364l1270 2650" svg:viewBox="0 0 1271 2651">
          <text:p text:style-name="P1"><text:span text:style-name="T12">3,4</text:span></text:p>
        </draw:connector>
        <draw:connector draw:style-name="gr15" draw:text-style-name="P20" draw:layer="layout" draw:type="line" svg:x1="22.563cm" svg:y1="13.043cm" svg:x2="22.568cm" svg:y2="14.254cm" draw:start-shape="id11" draw:start-glue-point="8" draw:end-shape="id12" draw:end-glue-point="4" svg:d="M22563 13043l5 1211" svg:viewBox="0 0 6 1212">
          <text:p text:style-name="P1"><text:span text:style-name="T12">5,3</text:span></text:p>
          <text:p text:style-name="P1"><text:span text:style-name="T12"/></text:p>
        </draw:connector>
        <draw:connector draw:style-name="gr27" draw:text-style-name="P27" draw:layer="layout" draw:type="curve" svg:x1="23.088cm" svg:y1="14.774cm" svg:x2="23.468cm" svg:y2="5.702cm" draw:start-shape="id12" draw:start-glue-point="10" draw:end-shape="id2" draw:end-glue-point="9" svg:d="M23088 14774c1551 0 1361-9072 380-9072" svg:viewBox="0 0 1142 9073">
          <text:p text:style-name="P1"><text:span text:style-name="T14">backtra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19:27.971603497</dc:date>
    <meta:editing-duration>PT3H8M1S</meta:editing-duration>
    <meta:editing-cycles>45</meta:editing-cycles>
    <meta:generator>LibreOffice/5.2.2.2$Linux_X86_64 LibreOffice_project/20m0$Build-2</meta:generator>
    <meta:document-statistic meta:object-count="297"/>
  </office:meta>
</office:document-meta>
</file>